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5cm" fo:min-width="1.5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16cm" fo:min-width="1.4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cm" svg:height="2cm" svg:x="10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0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4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6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0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4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0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2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4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6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cm" svg:height="2cm" svg:x="8cm" svg:y="5cm">
          <draw:text-box>
            <text:p text:style-name="P2"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3T10:40:21.519000000</meta:creation-date>
    <dc:date>2024-08-23T10:43:55.439000000</dc:date>
    <meta:editing-duration>PT3M36S</meta:editing-duration>
    <meta:editing-cycles>2</meta:editing-cycles>
    <meta:generator>LibreOffice/24.2.3.2$Windows_X86_64 LibreOffice_project/433d9c2ded56988e8a90e6b2e771ee4e6a5ab2ba</meta:generator>
    <meta:document-statistic meta:object-count="17"/>
  </office:meta>
</office:document-meta>
</file>